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Mono" svg:font-family="AndaleMono"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5.538cm" table:align="left"/>
    </style:style>
    <style:style style:name="Table1.A" style:family="table-column">
      <style:table-column-properties style:column-width="4.9cm"/>
    </style:style>
    <style:style style:name="Table1.B" style:family="table-column">
      <style:table-column-properties style:column-width="10.638cm"/>
    </style:style>
    <style:style style:name="Table1.A1" style:family="table-cell">
      <style:table-cell-properties style:vertical-align="middle" fo:padding="0.049cm" fo:border="none"/>
    </style:style>
    <style:style style:name="P1" style:family="paragraph" style:parent-style-name="Heading_20_1">
      <style:paragraph-properties fo:text-align="center" style:justify-single-word="false"/>
    </style:style>
    <style:style style:name="P2" style:family="paragraph" style:parent-style-name="Heading_20_2">
      <style:text-properties fo:color="#ff0000" loext:opacity="100%" officeooo:paragraph-rsid="001f5d70"/>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paragraph-properties fo:margin-top="0cm" fo:margin-bottom="0.499cm" style:contextual-spacing="false"/>
      <style:text-properties officeooo:paragraph-rsid="00224f77"/>
    </style:style>
    <style:style style:name="P5" style:family="paragraph" style:parent-style-name="Preformatted_20_Text">
      <style:text-properties officeooo:rsid="002a460d" officeooo:paragraph-rsid="002a460d"/>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paragraph-properties fo:margin-top="0cm" fo:margin-bottom="0cm" style:contextual-spacing="false"/>
    </style:style>
    <style:style style:name="P9" style:family="paragraph" style:parent-style-name="Text_20_body">
      <style:paragraph-properties fo:text-align="center" style:justify-single-word="false"/>
    </style:style>
    <style:style style:name="P10" style:family="paragraph" style:parent-style-name="Text_20_body">
      <style:text-properties fo:color="#00a933" loext:opacity="100%" fo:font-size="10pt" fo:font-weight="bold" style:font-size-asian="10pt" style:font-weight-asian="bold" style:font-size-complex="10pt" style:font-weight-complex="bold"/>
    </style:style>
    <style:style style:name="P11" style:family="paragraph" style:parent-style-name="Text_20_body">
      <style:text-properties fo:color="#00a933" loext:opacity="100%" fo:font-size="10pt" fo:font-weight="bold" officeooo:rsid="002a460d" officeooo:paragraph-rsid="002a460d" style:font-size-asian="10pt" style:font-weight-asian="bold" style:font-size-complex="10pt" style:font-weight-complex="bold"/>
    </style:style>
    <style:style style:name="P12" style:family="paragraph" style:parent-style-name="Text_20_body" style:list-style-name="L2"/>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3"/>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text-properties fo:color="#2a6099" loext:opacity="100%"/>
    </style:style>
    <style:style style:name="P17" style:family="paragraph" style:parent-style-name="Text_20_body">
      <style:text-properties officeooo:rsid="002a460d" officeooo:paragraph-rsid="002a460d"/>
    </style:style>
    <style:style style:name="T1" style:family="text">
      <style:text-properties officeooo:rsid="001f5d70"/>
    </style:style>
    <style:style style:name="T2" style:family="text">
      <style:text-properties fo:color="#2fff12" loext:opacity="100%" style:font-name="AndaleMono" fo:font-size="15pt" style:font-size-asian="15pt"/>
    </style:style>
    <style:style style:name="T3" style:family="text">
      <style:text-properties officeooo:rsid="00224f77"/>
    </style:style>
    <style:style style:name="T4" style:family="text">
      <style:text-properties fo:color="#00a933" loext:opacity="100%"/>
    </style:style>
    <style:style style:name="T5" style:family="text">
      <style:text-properties fo:color="#00a933" loext:opacity="100%" fo:font-weight="bold" style:font-weight-asian="bold" style:font-weight-complex="bold"/>
    </style:style>
    <style:style style:name="T6" style:family="text">
      <style:text-properties fo:color="#00a933" loext:opacity="100%" fo:font-weight="bold" officeooo:rsid="00224f77" style:font-weight-asian="bold" style:font-weight-complex="bold"/>
    </style:style>
    <style:style style:name="T7" style:family="text">
      <style:text-properties fo:color="#00a933" loext:opacity="100%" fo:font-weight="bold" officeooo:rsid="002cca6d" style:font-weight-asian="bold" style:font-weight-complex="bold"/>
    </style:style>
    <style:style style:name="T8" style:family="text">
      <style:text-properties fo:color="#00a933" loext:opacity="100%" fo:font-size="10pt" fo:font-weight="bold" style:font-size-asian="10pt" style:font-weight-asian="bold" style:font-size-complex="10pt" style:font-weight-complex="bold"/>
    </style:style>
    <style:style style:name="T9" style:family="text">
      <style:text-properties officeooo:rsid="0025cdc4"/>
    </style:style>
    <style:style style:name="T10" style:family="text">
      <style:text-properties officeooo:rsid="0026046f"/>
    </style:style>
    <style:style style:name="T11" style:family="text">
      <style:text-properties fo:font-weight="bold" style:font-weight-asian="bold" style:font-weight-complex="bold"/>
    </style:style>
    <style:style style:name="T12" style:family="text">
      <style:text-properties fo:font-weight="bold" officeooo:rsid="00224f77" style:font-weight-asian="bold" style:font-weight-complex="bold"/>
    </style:style>
    <style:style style:name="T13" style:family="text">
      <style:text-properties fo:color="#ff0000" loext:opacity="100%"/>
    </style:style>
    <style:style style:name="T14" style:family="text">
      <style:text-properties fo:color="#c9211e" loext:opacity="100%"/>
    </style:style>
    <style:style style:name="T15" style:family="text">
      <style:text-properties fo:color="#000000" loext:opacity="100%"/>
    </style:style>
    <style:style style:name="T16" style:family="text">
      <style:text-properties fo:color="#000000" loext:opacity="100%" fo:background-color="#81d41a" loext:char-shading-value="0"/>
    </style:style>
    <style:style style:name="T17" style:family="text">
      <style:text-properties fo:color="#000000" loext:opacity="100%" fo:background-color="#81d41a" loext:char-shading-value="0"/>
    </style:style>
    <style:style style:name="T18" style:family="text">
      <style:text-properties officeooo:rsid="002a460d"/>
    </style:style>
    <style:style style:name="T19" style:family="text">
      <style:text-properties fo:color="#81d41a" loext:opacity="100%"/>
    </style:style>
    <style:style style:name="T20" style:family="text">
      <style:text-properties officeooo:rsid="002b5fa4"/>
    </style:style>
    <style:style style:name="T21" style:family="text"/>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ocker</text:h>
      <text:p text:style-name="Horizontal_20_Line"/>
      <text:h text:style-name="Heading_20_2" text:outline-level="2">1. Isolation and virtualization</text:h>
      <text:h text:style-name="Heading_20_3" text:outline-level="3">a. Isolation principle</text:h>
      <text:p text:style-name="Text_20_body">Isolation is a fundamental concept in microservices architectures and more generally in programming. It is a set of techniques consisting in isolating processes from each other and/or from the host machine.</text:p>
      <text:p text:style-name="Text_20_body"><text:span text:style-name="Strong_20_Emphasis">Let's take an example:</text:span></text:p>
      <text:p text:style-name="Text_20_body">A company has a production server, hosted in the cloud or not, on which the various processes created in the company are deployed. These processes may or may not be Data Science applications. Developers, Data Scientists and other actors of the company will create applications, routines, processes in development environments (usually personal computers). </text:p>
      <text:p text:style-name="Text_20_body">A first problem may arise: how to ensure that the application works the same on the production server as in the development environment? Indeed, the application requires certain libraries, certain tools and especially certain versions of these tools to function. It is therefore important to embed the environment in which the application runs locally. </text:p>
      <text:p text:style-name="Text_20_body">A second problem can be encountered when several applications are in production on the same server: these applications may have different tool requirements but especially contradictory requirements. For example, an application using Python might only work with version 1.16.1 of the <text:span text:style-name="Source_20_Text">numpy</text:span> library while another one would need a more recent version. These conflicts can be problematic if we don't want to standardize the different versions of our applications (which would require a considerable development and update effort).</text:p>
      <text:p text:style-name="Text_20_body">We must therefore find a way to isolate the different applications. We can imagine this notion of isolation by imagining boxes in which the applications are enclosed, isolated from the rest of the machine and from other applications, and in which they can find all the resources they need to function correctly. </text:p>
      <text:p text:style-name="Text_20_body">Note that the isolation does not have to be total: in some cases, we need to communicate with or between applications: the isolation is therefore controlled and not hermetic. </text:p>
      <text:h text:style-name="Heading_20_3" text:outline-level="3">b. Isolation by virtualization</text:h>
      <text:p text:style-name="Text_20_body">There are different ways of isolating processes. One of the most widely used techniques is virtualization: this involves creating an environment that hides the real functionality, tools and resources of the host machine. The application then no longer sees the resources offered by the host machine in a generic way but additional resources. </text:p>
      <text:p text:style-name="Text_20_body">Let's look at it from the point of view of an application in its "box". The application does not see that it is in an environment that is not a real environment: it has access to all the resources it needs (memory, CPU, disk, ...) even if these resources are actually processed by intermediaries. Moreover, it only sees the tools that are included in the box and operates as if it were alone on the machine.</text:p>
      <text:p text:style-name="Text_20_body"><text:soft-page-break/>There are different virtualization devices:</text:p>
      <text:list text:style-name="L1">
        <text:list-item>
          <text:p text:style-name="P7">Virtual machines (local or hosted in the cloud) </text:p>
        </text:list-item>
        <text:list-item>
          <text:p text:style-name="P7">Containers </text:p>
        </text:list-item>
        <text:list-item>
          <text:p text:style-name="P6">Virtual environments </text:p>
        </text:list-item>
      </text:list>
      <text:p text:style-name="Text_20_body">A virtual machine is actually an emulation of a full machine: a computer within a computer. A virtual machine has its own operating system, allocated resources (memory and disk). For example, on a personal computer whose operating system is Windows, you can create a virtual machine with the Ubuntu operating system. Thus, the operation of applications in this virtual machine is not affected by the Windows operating system. They work as if they were on a host machine provided with Ubuntu.</text:p>
      <text:p text:style-name="Text_20_body">Developing in a virtual machine therefore makes it possible to isolate the processes from the host machine. If you want to deploy the application on a production server, you just have to deploy the application and the virtual machine.</text:p>
      <text:p text:style-name="Text_20_body">Today, virtual machines hosted in the Cloud are easily used: Cloud providers allow the use of machines hosted on servers. The resources of these servers are shared by different users, often from different organizations. The use of virtual machines allows users to not see other users while sharing the same physical hardware.</text:p>
      <text:p text:style-name="Text_20_body">Note that these cloud providers provide well-defined virtual machine templates: some versions of Ubuntu or Windows for example. These patterns make it easy to create production environments similar to development environments.</text:p>
      <text:p text:style-name="Text_20_body">But these machines have a problematic aspect: as they use an operating system, they are resource intensive. It takes resources to run the operating system. </text:p>
      <text:p text:style-name="Text_20_body">The container is another virtualization technology. If the principle is similar to that of the virtual machine, it does not embed an operating system. Containers are therefore lighter, both in terms of execution resources and image size. In this course we will study the use of Docker containers.</text:p>
      <text:p text:style-name="Text_20_body">Finally, we could talk about a technology specific to Python: virtual environments: to execute a Python script, we need two things, namely an interpreter, i.e. a version of Python, and a directory in which the source files of the libraries used are stored. Using a virtual environment consists in using a specific directory where these libraries are stored. So the virtual environment allows to have several versions of the same library installed on the same machine and used by different applications.</text:p>
      <text:p text:style-name="Text_20_body">We can also note something quite interesting: all the solutions proposing to use these virtualization technologies propose image systems to be reproduced. We have, a bit like with object-oriented programming, a model system that we can choose to instantiate at will. For Cloud providers, it is the catalog of pre-parameterized machines (AMIs for AWS). For containers, it is the pre-existing Docker images and DockerFiles. In the case of virtual environments, we find the <text:span text:style-name="Source_20_Text">requirements.txt</text:span> files generally used.</text:p>
      <text:p text:style-name="Text_20_body">Thus virtualization allows both to isolate processes from each other, to isolate them from the host machine but also to instantiate easily, quickly virtual devices identical to each other: we can easily reproduce a virtual environment, a virtual machine or a container.</text:p>
      <text:p text:style-name="Text_20_body"/>
      <text:h text:style-name="Heading_20_2" text:outline-level="2"><text:soft-page-break/>2. Docker in theory</text:h>
      <text:p text:style-name="Text_20_body">Docker is one of the most popular and widely used tools for containerization.</text:p>
      <text:h text:style-name="Heading_20_3" text:outline-level="3">a. Containerization technology</text:h>
      <text:p text:style-name="Text_20_body">Containers contain a set of applications, libraries and executables. Unlike a virtual machine which uses a hypervisor to simulate the physical hardware on the operating system of the machine we use, the host machine, and which runs an operating system, the container takes the operating system of the host machine. </text:p>
      <text:p text:style-name="Text_20_body">  The term container is very well chosen to describe this technology: in freight transport, a container is a box that can hold anything. From the outside of the container, we don't know what's inside and all we need to know is how to handle a big metal box. From the inside, we don't know what means of transport is used (cargo, truck, train, ...) and we don't know what the other containers contain either. </text:p>
      <text:p text:style-name="Text_20_body">In fact, a container is just a set of restrictions on resources (cgroups) or on user groups, network and processes (namespaces) that apply around a process. When a container is started, a process is started at the same time. When the process finishes, the container is finished too. </text:p>
      <text:p text:style-name="Text_20_body">Let's take the example of a Linux system: a container will be able to run a process, for example the training of a Machine Learning model, by allocating certain resources to this container but above all by isolating the process from the rest of the machine, i.e. by not allowing it to have access to the file system of the host machine, to the different users of the host machine and by giving it its own IP addressing system. </text:p>
      <text:p text:style-name="Text_20_body">One of the first interests of containerization is in the lightness of the containers themselves: they do not contain an operating system and are therefore easier to run if you have limited resources. Moreover, where virtual machines require the operation of a hypervisor, a process emulating the physical resources of a machine, containers directly use the properties of Linux systems to run. </text:p>
      <text:p text:style-name="Text_20_body">  Containers work particularly well with Linux systems. They can also work with Windows systems, but then you have to use an additional virtualization layer to emulate a Linux system: you then need a VM. </text:p>
      <text:p text:style-name="Text_20_body">Another interest of containers is the container image system. The images are models, patterns of containers that we can choose to instantiate at will. Images can be compared to classes in object-oriented programming: containers are instances of classes while images are classes. </text:p>
      <text:p text:style-name="Text_20_body">Images are built according to a tree system. We start with a basic image and little by little we add components. On the base image we add a Linux distribution, a distribution of distribution, libraries, software, ... This tree system is interesting because it allows to mutualize the resources necessary to create the images: if two images are based on a Linux system, Ubuntu for example, the host machine does not need to store twice this part of the image. </text:p>
      <text:p text:style-name="Text_20_body">There are different technologies that allow to use containers: runC, containerd, cri-o... An initiative to standardize container technologies is led by the Linux Foundation via the Open Container Initiative. </text:p>
      <text:h text:style-name="Heading_20_3" text:outline-level="3"><text:soft-page-break/>b. Docker</text:h>
      <text:p text:style-name="Text_20_body">Docker is a tool based on <text:span text:style-name="Source_20_Text">containerd</text:span> which allows to create containers easily. It was originally an internal project of a French company, named <text:span text:style-name="Source_20_Text">dotCloud</text:span> and the project was then released as an open source project in 2013. Docker is a major player in the container ecosystem because it has made the use of containers easier and more democratic. </text:p>
      <text:p text:style-name="P9"/>
      <text:p text:style-name="Text_20_body">Docker is indeed an easy-to-learn tool that allows for fast and secure deployment. In addition, one of the great strengths of Docker lies in its image directory: <text:a xlink:type="simple" xlink:href="https://hub.docker.com/" text:style-name="Internet_20_link" text:visited-style-name="Visited_20_Internet_20_Link">DockerHub</text:a>. This directory contains more than 5 million images with notably many official images, i.e. created by companies developing tools: almost all companies that develop open source databases are required to offer a "Dockerized" image of their databases on the DockerHub. </text:p>
      <text:p text:style-name="Text_20_body">  DockerHub is a very interesting tool and, without a doubt, one of the big highlights of Docker. So, we advise you to create an account there and explore the different images there: MySQL, MongoDB, Spark, Hadoop, Jupyter, ... </text:p>
      <text:p text:style-name="Text_20_body">Another strength of Docker is how easy it is to create an image and share it, especially on the DockerHub. Via a file system, Dockerfiles, we can create a container image in a few minutes and share it just as quickly. Thus a good number of images that can be found on DockerHub are in fact created by "amateurs" and offered to all.</text:p>
      <text:p text:style-name="Text_20_body">Finally, it is interesting to note that most cloud providers offer today PaaS (Platform as a Service) solutions in which you can easily deploy Docker images: the cloud provider then allows us to launch containers without having to deal with the architecture and the configuration of the machine that hosts the container. </text:p>
      <text:p text:style-name="Text_20_body">Docker now has a very large community (7 million users) with two major editions of its tool, a community version, free, that we will use in this course and a version for enterprises that allows greater automation and increased security. </text:p>
      <text:h text:style-name="Heading_20_3" text:outline-level="3">c. How Docker works</text:h>
      <text:p text:style-name="Text_20_body">Docker works on a <text:span text:style-name="Source_20_Text">client-server</text:span> architecture. A client, in this course <text:span text:style-name="Source_20_Text">docker-cli</text:span>, that is to say the command line interface of Docker comes to query a daemon, <text:span text:style-name="Source_20_Text">docker daemon</text:span> using a REST API. It is this daemon that takes care of the various tasks of building and managing images and launching containers. </text:p>
      <text:p text:style-name="Text_20_body">Finally, a last important component of Docker are the Docker registries, which are directories of images that the Docker daemon will query to download an image to launch. We saw in the previous section that DockerHub was the public directory generally used by Docker users but in some cases, especially with the <text:span text:style-name="Source_20_Text">enterprise</text:span> editions of Docker, <text:span text:style-name="Source_20_Text">trusted registries</text:span> are used instead, i.e. private directories. </text:p>
      <text:p text:style-name="Text_20_body"><text:soft-page-break/>Let's finally note that the exact functioning of Docker, of containers in general, is managed by the Linux system of the host machine or by its emulator if we work on a Windows machine. </text:p>
      <text:h text:style-name="Heading_20_2" text:outline-level="2">3. Handling containers and images</text:h>
      <text:p text:style-name="Text_20_body">In this part, we will see the basic commands of Docker using the command line interface of Docker: <text:span text:style-name="Source_20_Text"><text:span text:style-name="T13">docker-cli</text:span></text:span><text:span text:style-name="T13">.</text:span></text:p>
      <text:p text:style-name="Text_20_body"><text:span text:style-name="T17">  If you are using the proposed virtual machine, Docker is already installed. If you want to install Docker on your machine to take the course, you can follow the instructions available </text:span><text:a xlink:type="simple" xlink:href="https://docs.docker.com/engine/install/" text:style-name="Internet_20_link" text:visited-style-name="Visited_20_Internet_20_Link">here</text:a><text:span text:style-name="T17">.</text:span> </text:p>
      <text:p text:style-name="Text_20_body">Once installed, we can launch the Docker daemon using the following command:</text:p>
      <text:p text:style-name="Quotations">Run this command to launch the Docker daemon</text:p>
      <text:p text:style-name="P3"><text:bookmark text:name="code-12"/><text:span text:style-name="Source_20_Text">sudo service docker start</text:span></text:p>
      <text:p text:style-name="Text_20_body">When Docker is launched, we can launch our first container. For this, we will use a classic image: <text:span text:style-name="Source_20_Text">hello-world</text:span>. </text:p>
      <text:p text:style-name="Quotations">Run this command to instantiate a <text:span text:style-name="Source_20_Text"><text:span text:style-name="T13">hello-world</text:span></text:span> image</text:p>
      <text:p text:style-name="P3"><text:bookmark text:name="code-31"/><text:span text:style-name="Source_20_Text">docker container </text:span><text:span text:style-name="Source_20_Text"><text:span text:style-name="T13">run hello-world</text:span></text:span></text:p>
      <text:p text:style-name="Text_20_body">The following message should appear :</text:p>
      <text:p text:style-name="Preformatted_20_Text"><text:bookmark text:name="code-5"/><text:span text:style-name="Source_20_Text">Unable to find image 'hello-world:latest' locally</text:span></text:p>
      <text:p text:style-name="Preformatted_20_Text"><text:span text:style-name="Source_20_Text">latest: Pulling from library/hello-world</text:span></text:p>
      <text:p text:style-name="Preformatted_20_Text"><text:span text:style-name="Source_20_Text">0e03bdcc26d7: Pull complete </text:span></text:p>
      <text:p text:style-name="Preformatted_20_Text"><text:span text:style-name="Source_20_Text">Digest: sha256:31b9c7d48790f0d8c50ab433d9c3b7e17666d6993084c002c2ff1ca09b96391d</text:span></text:p>
      <text:p text:style-name="Preformatted_20_Text"><text:span text:style-name="Source_20_Text">Status: Downloaded newer image for hello-world:latest</text:span></text:p>
      <text:p text:style-name="Preformatted_20_Text"><text:span text:style-name="Source_20_Text">Hello from Docker!</text:span></text:p>
      <text:p text:style-name="Preformatted_20_Text"><text:span text:style-name="Source_20_Text">This message shows that your installation appears to be working correctly.</text:span></text:p>
      <text:p text:style-name="Preformatted_20_Text"><text:span text:style-name="Source_20_Text">To generate this message, Docker took the following steps:</text:span></text:p>
      <text:p text:style-name="Preformatted_20_Text"><text:span text:style-name="Source_20_Text"><text:s/>1. The Docker client contacted the Docker daemon.</text:span></text:p>
      <text:p text:style-name="Preformatted_20_Text"><text:span text:style-name="Source_20_Text"><text:s/>2. The Docker daemon pulled the "hello-world" image from the Docker Hub.</text:span></text:p>
      <text:p text:style-name="Preformatted_20_Text"><text:span text:style-name="Source_20_Text"><text:s text:c="4"/>(amd64)</text:span></text:p>
      <text:p text:style-name="Preformatted_20_Text"><text:span text:style-name="Source_20_Text"><text:s/>3. The Docker daemon created a new container from that image which runs the</text:span></text:p>
      <text:p text:style-name="Preformatted_20_Text"><text:span text:style-name="Source_20_Text"><text:s text:c="4"/>executable that produces the output you are currently reading.</text:span></text:p>
      <text:p text:style-name="Preformatted_20_Text"><text:span text:style-name="Source_20_Text"><text:s/>4. The Docker daemon streamed that output to the Docker client, which sent it</text:span></text:p>
      <text:p text:style-name="Preformatted_20_Text"><text:soft-page-break/><text:span text:style-name="Source_20_Text"><text:s text:c="4"/>to your terminal.</text:span></text:p>
      <text:p text:style-name="Preformatted_20_Text"><text:span text:style-name="Source_20_Text">To try something more ambitious, you can run an Ubuntu container with:</text:span></text:p>
      <text:p text:style-name="Preformatted_20_Text"><text:span text:style-name="Source_20_Text"><text:s/>$ docker run -it ubuntu bash</text:span></text:p>
      <text:p text:style-name="Preformatted_20_Text"><text:span text:style-name="Source_20_Text">Share images, automate workflows, and more with a free Docker ID:</text:span></text:p>
      <text:p text:style-name="Preformatted_20_Text"><text:span text:style-name="Source_20_Text"><text:s/>https://hub.docker.com/</text:span></text:p>
      <text:p text:style-name="Preformatted_20_Text"><text:span text:style-name="Source_20_Text">For more examples and ideas, visit:</text:span></text:p>
      <text:p text:style-name="P3"><text:span text:style-name="Source_20_Text"><text:s/>https://docs.docker.com/get-started/</text:span></text:p>
      <text:p text:style-name="Text_20_body">We have successfully launched our first container! This image is not very interesting because it does not allow us to do anything else than display this message. </text:p>
      <text:p text:style-name="Text_20_body">Let's try to understand what happened. Using this command, we use <text:span text:style-name="Source_20_Text">docker-cli</text:span>, that is to say the command line interface of Docker. We could have used another client (Python, JS, Docker Desktop, ... ) but this one is very simple to use. This client will directly contact the Docker daemon and ask it to launch a container based on the image whose name is <text:span text:style-name="Source_20_Text">hello-world</text:span> (1). As this image is not available locally, the Docker daemon downloads this image from DockerHub (2). The Docker daemon then takes care of launching the container using this image as a guide (3). During the execution of the container, an output is produced which is then re-transmitted to the client, here the command line interface (4).</text:p>
      <text:p text:style-name="Text_20_body">Note that once these steps are completed the container is then stopped. </text:p>
      <text:p text:style-name="Text_20_body">If we want to restart an image of this same container, we can execute the same command: </text:p>
      <text:p text:style-name="Quotations">Re-execute this command</text:p>
      <text:p text:style-name="P3"><text:bookmark text:name="code-7"/><text:span text:style-name="Source_20_Text">docker container run hello-world</text:span></text:p>
      <text:p text:style-name="Text_20_body">If you pay attention, we lost part of the message. Indeed, the image having already been downloaded, the Docker daemon does not need to redo this download: it is saved locally. </text:p>
      <text:p text:style-name="Text_20_body">We can return the list of locally downloaded images by using the following command.</text:p>
      <text:p text:style-name="Quotations">Run this command to see the list of available images</text:p>
      <text:p text:style-name="P3"><text:bookmark text:name="code-92"/><text:span text:style-name="Source_20_Text">docker image ls</text:span></text:p>
      <text:p text:style-name="Text_20_body">For the moment, we have only one image available. We can see several pieces of information in this table: </text:p>
      <text:list text:style-name="L2">
        <text:list-item>
          <text:p text:style-name="P13"><text:span text:style-name="Source_20_Text">REPOSITORY</text:span>: the name of the image </text:p>
        </text:list-item>
        <text:list-item>
          <text:p text:style-name="P13"><text:soft-page-break/><text:span text:style-name="Source_20_Text">TAG</text:span>: a tag that allows us to differentiate between images that have the same name </text:p>
        </text:list-item>
        <text:list-item>
          <text:p text:style-name="P13"><text:span text:style-name="Source_20_Text">IMAGE ID</text:span>: a unique identifier that identifies an image </text:p>
        </text:list-item>
        <text:list-item>
          <text:p text:style-name="P13"><text:span text:style-name="Source_20_Text">CREATED</text:span>: the date the image was created </text:p>
        </text:list-item>
        <text:list-item>
          <text:p text:style-name="P12"><text:span text:style-name="Source_20_Text">SIZE</text:span>: the size of the image </text:p>
        </text:list-item>
      </text:list>
      <text:p text:style-name="Text_20_body">When we create a Docker image, we give it a name that allows to identify it easily. We can also give it a <text:span text:style-name="Source_20_Text">tag</text:span> or a label which allows us to differentiate different versions of the same image. If you don't specify a tag, Docker considers that the tag used is <text:span text:style-name="Source_20_Text">latest</text:span>. For the same name, or even <text:span text:style-name="Source_20_Text">repository</text:span>, you can have several different tags coexisting. Moreover, a unique <text:span text:style-name="Source_20_Text">id</text:span> is assigned to it when the image is downloaded or created locally: the id corresponds to the hashed image. </text:p>
      <text:p text:style-name="Text_20_body">  We can use several syntaxes to manipulate objects with Docker's command line interface. For example, we can run a container using the <text:span text:style-name="Source_20_Text">docker run hello-world</text:span> or <text:span text:style-name="Source_20_Text">docker container run hello-world</text:span> commands. However, for the sake of clarity, we will choose to present only the syntax that introduces the object type <text:span text:style-name="Source_20_Text">docker container run ...</text:span>, <text:span text:style-name="Source_20_Text">docker image ls</text:span>, ... </text:p>
      <text:p text:style-name="Text_20_body">To download an image without running a container, we can use the <text:span text:style-name="Source_20_Text">docker image pull</text:span> command. We will download an image of the <text:span text:style-name="Source_20_Text">Ubuntu</text:span> distribution. </text:p>
      <text:p text:style-name="Quotations">Run this command to download the <text:span text:style-name="Source_20_Text">ubuntu</text:span> image with the <text:span text:style-name="Source_20_Text">latest</text:span> tag</text:p>
      <text:p text:style-name="P3"><text:bookmark text:name="code-111"/><text:span text:style-name="Source_20_Text">docker image pull ubuntu:latest</text:span></text:p>
      <text:p text:style-name="Quotations">Run this command to list the images on the machine</text:p>
      <text:p text:style-name="P3"><text:bookmark text:name="code-13"/><text:span text:style-name="Source_20_Text">docker image ls </text:span></text:p>
      <text:p text:style-name="Text_20_body">We now have two images. Let's try to launch an instance of the <text:span text:style-name="Source_20_Text">ubuntu</text:span> image:</text:p>
      <text:p text:style-name="Quotations">Run this command to launch an instance of the <text:span text:style-name="Source_20_Text">ubuntu:latest</text:span> image.</text:p>
      <text:p text:style-name="P3"><text:bookmark text:name="code-15"/><text:span text:style-name="Source_20_Text">docker container run ubuntu:latest</text:span></text:p>
      <text:p text:style-name="Text_20_body">This command ends without producing any output. Indeed, a Docker container is not meant to run indefinitely. When we launch a container, a command is executed and when it ends, the container stops. We can choose to execute a command that allows us to interact with the container. In our <text:soft-page-break/>case, we will use a <text:span text:style-name="Source_20_Text">bash</text:span> console to interact with the inside of the container. To do this, we'll need to use the <text:span text:style-name="Source_20_Text">-it</text:span> or <text:span text:style-name="Source_20_Text">--interactive</text:span> argument and specify the tool to use. </text:p>
      <text:p text:style-name="Quotations">Run this command to launch an instance of <text:span text:style-name="Source_20_Text">ubuntu</text:span> and interact with it</text:p>
      <text:p text:style-name="P3"><text:bookmark text:name="code-17"/><text:span text:style-name="Source_20_Text">docker container run -it ubuntu:latest</text:span></text:p>
      <text:p text:style-name="Text_20_body">We can see that we are in the container which behaves like a <text:span text:style-name="Source_20_Text">ubuntu</text:span> machine. Here we are connected as a <text:span text:style-name="Source_20_Text">root</text:span>. You can explore the interior of this container to see that we are dealing with a <text:span text:style-name="Source_20_Text">ubuntu</text:span> system.</text:p>
      <text:p text:style-name="Text_20_body"><text:span text:style-name="Strong_20_Emphasis">In another console</text:span>, we will display the list of running containers.</text:p>
      <text:p text:style-name="Quotations">Run this command to list all running containers</text:p>
      <text:p text:style-name="P3"><text:bookmark text:name="code-19"/><text:span text:style-name="Source_20_Text">docker container ls</text:span></text:p>
      <text:p text:style-name="Text_20_body">We can see our container represented by its characteristics:</text:p>
      <text:list text:style-name="L3">
        <text:list-item>
          <text:p text:style-name="P15"><text:span text:style-name="Source_20_Text">CONTAINER ID</text:span>: the unique identifier of the container </text:p>
        </text:list-item>
        <text:list-item>
          <text:p text:style-name="P15"><text:span text:style-name="Source_20_Text">IMAGE</text:span>: the name of the image used </text:p>
        </text:list-item>
        <text:list-item>
          <text:p text:style-name="P15"><text:span text:style-name="Source_20_Text">COMMAND</text:span>: the command used to launch the container </text:p>
        </text:list-item>
        <text:list-item>
          <text:p text:style-name="P15"><text:span text:style-name="Source_20_Text">CREATED</text:span>: the date the container was launched </text:p>
        </text:list-item>
        <text:list-item>
          <text:p text:style-name="P15"><text:span text:style-name="Source_20_Text">STATUS</text:span>: the status of the container </text:p>
        </text:list-item>
        <text:list-item>
          <text:p text:style-name="P15"><text:span text:style-name="Source_20_Text">PORTS</text:span>: the tunnels created between the machine and the container (more on this later) </text:p>
        </text:list-item>
        <text:list-item>
          <text:p text:style-name="P14"><text:span text:style-name="Source_20_Text">NAMES</text:span>: a unique name used to easily identify the container </text:p>
        </text:list-item>
      </text:list>
      <text:p text:style-name="Quotations">Run the <text:span text:style-name="Source_20_Text">exit</text:span> command <text:span text:style-name="Strong_20_Emphasis">from inside the container</text:span>.</text:p>
      <text:p text:style-name="Text_20_body">Once this command is executed, the <text:span text:style-name="Source_20_Text">bash</text:span> command is finished and the container stops. </text:p>
      <text:p text:style-name="Quotations">Re-execute this command to list the running containers</text:p>
      <text:p text:style-name="P3"><text:bookmark text:name="code-21"/><text:span text:style-name="Source_20_Text">docker container ls</text:span></text:p>
      <text:p text:style-name="Text_20_body">We don't see any container anymore. However, you can list the stopped containers by adding the <text:span text:style-name="Source_20_Text">-a</text:span> or <text:span text:style-name="Source_20_Text">--all</text:span> argument.</text:p>
      <text:p text:style-name="Quotations"><text:soft-page-break/>Run this command to list all containers</text:p>
      <text:p text:style-name="P3"><text:bookmark text:name="code-23"/><text:span text:style-name="Source_20_Text">docker container ls --all</text:span></text:p>
      <text:p text:style-name="Text_20_body">We see the 4 containers launched earlier. Note that all these containers have a command to execute. The <text:span text:style-name="Source_20_Text">hello-world</text:span> images use the command <text:span text:style-name="Source_20_Text">/hello</text:span>. By default, the <text:span text:style-name="Source_20_Text">ubuntu</text:span> container is started with the command <text:span text:style-name="Source_20_Text">/bin/bash</text:span>. </text:p>
      <text:p text:style-name="Text_20_body">We can restart a stopped container by using the command <text:span text:style-name="Source_20_Text">docker start</text:span> followed by the container name or id. For example, if the container is called <text:span text:style-name="Source_20_Text">practical_murdock</text:span> (the names are randomly generated), we can run the following command: </text:p>
      <text:p text:style-name="P3"><text:bookmark text:name="code-25"/><text:span text:style-name="Source_20_Text">docker container start practical_murdock</text:span></text:p>
      <text:p text:style-name="Text_20_body">By default, restarting a stopped container is done in the background and displays neither the standard output nor the standard error. To redirect this output to the standard output of the machine, you can use the <text:span text:style-name="Source_20_Text">-a</text:span> or <text:span text:style-name="Source_20_Text">--attach</text:span> argument. </text:p>
      <text:p text:style-name="Quotations">Restart the first container of the <text:span text:style-name="Source_20_Text">hello-world</text:span> image with the <text:span text:style-name="Source_20_Text">start</text:span> command</text:p>
      <text:p text:style-name="Preformatted_20_Text"><text:bookmark text:name="code-27"/><text:span text:style-name="Source_20_Text"># Be careful to change the name of the container with yours !</text:span></text:p>
      <text:p text:style-name="P3"><text:span text:style-name="Source_20_Text">docker container start -a practical_murdock </text:span></text:p>
      <text:p text:style-name="Text_20_body">The message is displayed, then the command ends and the container stops. If we display the stopped containers again, the creation date of the container does not change but its status has changed. You can't interact with a container that has already been stopped: in fact, Docker isn't really designed for this kind of situation. A container can be used several times if it performs a given task, but if you want to use a container to interact with it, you should use a new container. </text:p>
      <text:p text:style-name="Text_20_body">We can use the command <text:span text:style-name="Source_20_Text">docker container stop</text:span> followed by the ID of a running container or its name to stop it. Let's try to reproduce this command: </text:p>
      <text:p text:style-name="Quotations"><text:span text:style-name="Strong_20_Emphasis">In a console</text:span>, run the following command to start a container</text:p>
      <text:p text:style-name="P3"><text:bookmark text:name="code-29"/><text:span text:style-name="Source_20_Text">docker container run -it ubuntu:latest bash</text:span></text:p>
      <text:p text:style-name="Quotations"><text:span text:style-name="Strong_20_Emphasis">In another console</text:span>, run the following command to display the running containers</text:p>
      <text:p text:style-name="P3"><text:bookmark text:name="code-311"/><text:span text:style-name="Source_20_Text">docker container ls</text:span></text:p>
      <text:p text:style-name="Quotations"><text:soft-page-break/><text:span text:style-name="Strong_20_Emphasis">In the same console</text:span>, execute the following command to stop the container by its name</text:p>
      <text:p text:style-name="Preformatted_20_Text"><text:bookmark text:name="code-33"/><text:span text:style-name="Source_20_Text"># Be careful to change the name of the container with yours !</text:span></text:p>
      <text:p text:style-name="P3"><text:span text:style-name="Source_20_Text">docker container stop mystifying_matsumoto</text:span></text:p>
      <text:p text:style-name="Quotations">Check that the container has been stopped using the following command :</text:p>
      <text:p text:style-name="P3"><text:bookmark text:name="code-35"/><text:span text:style-name="Source_20_Text">docker container ls -a</text:span></text:p>
      <text:p text:style-name="Text_20_body">We command to have some containers stopped. We can choose to delete these containers by using the command <text:span text:style-name="Source_20_Text">docker container rm</text:span> followed by the name or ID of the stopped container. </text:p>
      <text:p text:style-name="Quotations">Delete stopped containers</text:p>
      <text:p text:style-name="Text_20_body">  Container names are randomly chosen from an adjective and a famous scientist's name. To choose a container name yourself, you can use the <text:span text:style-name="Source_20_Text">-n</text:span> or <text:span text:style-name="Source_20_Text">--name</text:span> argument followed by the container name. Be careful, however, not to name two containers in the same way: if you want to rename a container in the same way as another container, you must stop and then delete the first one. </text:p>
      <text:p text:style-name="Text_20_body">A container can be started in a detached way, i.e. in the background, by using the <text:span text:style-name="Source_20_Text">-d</text:span> or <text:span text:style-name="Source_20_Text">--detach</text:span> argument. </text:p>
      <text:p text:style-name="Quotations"><text:span text:style-name="Strong_20_Emphasis">In a command</text:span>, run the following command to run a container in the background</text:p>
      <text:p text:style-name="P3"><text:bookmark text:name="code-37"/><text:span text:style-name="Source_20_Text">docker container run --detach --name my_ubuntu ubuntu:latest bash</text:span></text:p>
      <text:p text:style-name="Text_20_body">Only the container id is displayed in the console, but if you run the command <text:span text:style-name="Source_20_Text">docker container ls</text:span>, you can see the container running.</text:p>
      <text:p text:style-name="Quotations">Stop and delete the container</text:p>
      <text:section text:style-name="Sect1" text:name="solution-0">
        <text:p text:style-name="Preformatted_20_Text"><text:bookmark text:name="code-39"/><text:span text:style-name="Source_20_Text">docker container stop my_ubuntu</text:span></text:p>
        <text:p text:style-name="P3"><text:span text:style-name="Source_20_Text">docker container rm my_ubuntu</text:span></text:p>
      </text:section>
      <text:p text:style-name="Text_20_body">By adding the <text:span text:style-name="Source_20_Text">-rm</text:span> or <text:span text:style-name="Source_20_Text">--remove</text:span> argument, we can force the deletion of a container at shutdown.</text:p>
      <text:p text:style-name="Quotations">Re-launch this container with this new argument</text:p>
      <text:p text:style-name="P3"><text:bookmark text:name="code-41"/><text:span text:style-name="Source_20_Text">docker container run --rm --detach --name my_ubuntu ubuntu:latest bash</text:span></text:p>
      <text:p text:style-name="Quotations"><text:soft-page-break/>Stop the container and verify that the container has been deleted</text:p>
      <text:section text:style-name="Sect1" text:name="solution-2">
        <text:p text:style-name="Preformatted_20_Text"><text:bookmark text:name="code-43"/><text:span text:style-name="Source_20_Text">docker container stop my_ubuntu</text:span></text:p>
        <text:p text:style-name="P3"><text:span text:style-name="Source_20_Text">docker container ls --all</text:span></text:p>
      </text:section>
      <text:p text:style-name="Text_20_body">One of the last simple arguments you can use to start a container is <text:span text:style-name="Source_20_Text">-e</text:span>. This argument allows you to create an environment variable. This is like defining a variable with an <text:span text:style-name="Source_20_Text">export</text:span> for example. This command can be very useful for passing specific arguments to a container.</text:p>
      <text:p text:style-name="Quotations">Run the following command to run a container with a <text:span text:style-name="Source_20_Text">my_variable</text:span> environment variable</text:p>
      <text:p text:style-name="P3"><text:bookmark text:name="code-45"/><text:span text:style-name="Source_20_Text">docker container run -it --rm --name my_ubuntu -e "my_variable='hello everyone'" ubuntu:latest bash</text:span></text:p>
      <text:p text:style-name="Quotations"><text:span text:style-name="Strong_20_Emphasis">Once in the container</text:span>, run the following command to check the contents of the variable <text:span text:style-name="Source_20_Text">my_variable</text:span></text:p>
      <text:p text:style-name="P3"><text:bookmark text:name="code-47"/><text:span text:style-name="Source_20_Text">echo $my_variable</text:span></text:p>
      <text:p text:style-name="Quotations">Exit the container with the <text:span text:style-name="Source_20_Text">exit</text:span> command (note that once you exit the container, the container is stopped and therefore deleted)</text:p>
      <text:p text:style-name="Text_20_body">In this part we have seen the basic commands to download an image and to launch a container. In the following table you will find a summary of the arguments used in this part. </text:p>
      <table:table table:name="Table1" table:style-name="Table1">
        <table:table-column table:style-name="Table1.A"/>
        <table:table-column table:style-name="Table1.B"/>
        <table:table-header-rows>
          <table:table-row>
            <table:table-cell table:style-name="Table1.A1" office:value-type="string">
              <text:p text:style-name="Table_20_Heading">Argument</text:p>
            </table:table-cell>
            <table:table-cell table:style-name="Table1.A1" office:value-type="string">
              <text:p text:style-name="Table_20_Heading">Use</text:p>
            </table:table-cell>
          </table:table-row>
        </table:table-header-rows>
        <table:table-row>
          <table:table-cell table:style-name="Table1.A1" office:value-type="string">
            <text:p text:style-name="Table_20_Contents"><text:span text:style-name="Source_20_Text">-it</text:span> ou <text:span text:style-name="Source_20_Text">--interactive</text:span></text:p>
          </table:table-cell>
          <table:table-cell table:style-name="Table1.A1" office:value-type="string">
            <text:p text:style-name="Table_20_Contents">Allows you to interact with the container via the order placed</text:p>
          </table:table-cell>
        </table:table-row>
        <table:table-row>
          <table:table-cell table:style-name="Table1.A1" office:value-type="string">
            <text:p text:style-name="Table_20_Contents"><text:span text:style-name="Source_20_Text">-d</text:span> ou <text:span text:style-name="Source_20_Text">--detach</text:span></text:p>
          </table:table-cell>
          <table:table-cell table:style-name="Table1.A1" office:value-type="string">
            <text:p text:style-name="Table_20_Contents">Allows to launch the container in the background</text:p>
          </table:table-cell>
        </table:table-row>
        <table:table-row>
          <table:table-cell table:style-name="Table1.A1" office:value-type="string">
            <text:p text:style-name="Table_20_Contents"><text:span text:style-name="Source_20_Text">-n</text:span> ou <text:span text:style-name="Source_20_Text">--name</text:span></text:p>
          </table:table-cell>
          <table:table-cell table:style-name="Table1.A1" office:value-type="string">
            <text:p text:style-name="Table_20_Contents">Allows you to choose the name of the container</text:p>
          </table:table-cell>
        </table:table-row>
        <table:table-row>
          <table:table-cell table:style-name="Table1.A1" office:value-type="string">
            <text:p text:style-name="Table_20_Contents"><text:span text:style-name="Source_20_Text">--rm</text:span></text:p>
          </table:table-cell>
          <table:table-cell table:style-name="Table1.A1" office:value-type="string">
            <text:p text:style-name="Table_20_Contents">Force deletion of the container after it has stopped</text:p>
          </table:table-cell>
        </table:table-row>
        <table:table-row>
          <table:table-cell table:style-name="Table1.A1" office:value-type="string">
            <text:p text:style-name="Table_20_Contents"><text:span text:style-name="Source_20_Text">-e</text:span></text:p>
          </table:table-cell>
          <table:table-cell table:style-name="Table1.A1" office:value-type="string">
            <text:p text:style-name="Table_20_Contents">Allows to define an environment variable in the container</text:p>
          </table:table-cell>
        </table:table-row>
      </table:table>
      <text:p text:style-name="Text_20_body">The last command in this section allows you to see the properties of a container. </text:p>
      <text:p text:style-name="Quotations">Start a <text:span text:style-name="Source_20_Text">ubuntu</text:span> container named <text:span text:style-name="Source_20_Text">my_ubuntu</text:span> in the background. We will not force the deletion of the container when it is stopped</text:p>
      <text:section text:style-name="Sect1" text:name="solution-4">
        <text:p text:style-name="P3"><text:bookmark text:name="code-49"/><text:span text:style-name="Source_20_Text">docker container run -d --name my_ubuntu ubuntu:latest </text:span></text:p>
      </text:section>
      <text:p text:style-name="Text_20_body">You can use the command <text:span text:style-name="Source_20_Text"><text:span text:style-name="T13">docker container inspect</text:span></text:span> followed by the container id or name to be able to see the container properties: </text:p>
      <text:p text:style-name="Quotations"><text:soft-page-break/>Run this command to inspect the container</text:p>
      <text:p text:style-name="P3"><text:bookmark text:name="code-51"/><text:span text:style-name="Source_20_Text">docker container inspect </text:span><text:span text:style-name="Source_20_Text"><text:span text:style-name="T13">my_ubuntu</text:span></text:span></text:p>
      <text:p text:style-name="Text_20_body">This command returns a list in <text:span text:style-name="Source_20_Text">JSON</text:span> format. This list contains only the <text:span text:style-name="Source_20_Text">my_ubuntu</text:span> container but we could have inspected several containers at once. We'll see some of the container attributes in more detail, but for now we can see information about the status, the name, the id, ... We can also see the details of the image used. </text:p>
      <text:p text:style-name="Quotations">Stop the container</text:p>
      <text:p text:style-name="Quotations">Run the command to inspect the container</text:p>
      <text:p text:style-name="P3"><text:bookmark text:name="code-53"/><text:span text:style-name="Source_20_Text">docker container inspect my_ubuntu</text:span></text:p>
      <text:p text:style-name="Text_20_body">We can see that the content of this <text:span text:style-name="Source_20_Text">JSON</text:span> has changed, especially the <text:span text:style-name="Source_20_Text">State</text:span> attribute. </text:p>
      <text:p text:style-name="P8">  The structure of the <text:span text:style-name="Source_20_Text">docker ... inspect ... command. </text:span>is a classic structure for inspecting the attributes of an object. For example, to see the attributes of an image, we can use <text:span text:style-name="Source_20_Text">docker image inspect hello-world</text:span>. We can use the <text:span text:style-name="Source_20_Text">docker inspect ...</text:span> command followed by an object name, but the former syntax is cleaner. We will see later that this command can be applied to all Docker objects. </text:p>
      <text:p text:style-name="Text_20_body"/>
      <text:h text:style-name="P2" text:outline-level="2"><text:span text:style-name="T1">00 - </text:span><text:s/>Docker <text:span text:style-name="T1">Code</text:span><text:span text:style-name="T10">s</text:span></text:h>
      <text:h text:style-name="Heading_20_3" text:outline-level="3">to launch the Docker daemon</text:h>
      <text:p text:style-name="P3"><text:bookmark text:name="code-1"/><text:span text:style-name="Source_20_Text"><text:span text:style-name="T5">sudo service docker start</text:span></text:span></text:p>
      <text:h text:style-name="Heading_20_3" text:outline-level="3">to instantiate a <text:span text:style-name="Source_20_Text">hello-world</text:span> image</text:h>
      <text:p text:style-name="P3"><text:bookmark text:name="code-3"/><text:span text:style-name="Source_20_Text"><text:span text:style-name="T5">docker container run hello-world</text:span></text:span></text:p>
      <text:h text:style-name="Heading_20_3" text:outline-level="3">see the list of <text:s/>images </text:h>
      <text:p text:style-name="P3"><text:bookmark text:name="code-9"/><text:span text:style-name="Source_20_Text"><text:span text:style-name="T5">docker image ls</text:span></text:span></text:p>
      <text:p text:style-name="P4"><text:bookmark text:name="code-91"/><text:soft-page-break/><text:span text:style-name="Source_20_Text"><text:span text:style-name="T5">docker image ls -</text:span></text:span><text:span text:style-name="Source_20_Text"><text:span text:style-name="T6">a</text:span></text:span><text:span text:style-name="Source_20_Text"><text:span text:style-name="T12"> <text:s text:c="2"/></text:span></text:span><text:span text:style-name="Source_20_Text"><text:span text:style-name="T3"><text:s text:c="5"/>==&gt; </text:span></text:span><text:span text:style-name="Source_20_Text"><text:span text:style-name="T9">list </text:span></text:span><text:span text:style-name="Source_20_Text"><text:span text:style-name="T9">all</text:span></text:span><text:span text:style-name="Source_20_Text"><text:span text:style-name="T3"> active image</text:span></text:span></text:p>
      <text:p text:style-name="P4"><text:bookmark text:name="code-231"/><text:span text:style-name="Source_20_Text"><text:span text:style-name="T5">docker container ls –all</text:span></text:span><text:span text:style-name="Source_20_Text"><text:span text:style-name="T11"> </text:span></text:span><text:span text:style-name="Source_20_Text"><text:s/></text:span><text:span text:style-name="Source_20_Text"><text:span text:style-name="T3">==&gt; to list all containers</text:span></text:span></text:p>
      <text:p text:style-name="P16">REPOSITORY <text:s text:c="3"/>TAG <text:s text:c="6"/>IMAGE ID <text:s text:c="8"/>CREATED <text:s text:c="6"/>SIZE</text:p>
      <text:p text:style-name="P16">hello-world <text:s text:c="9"/>latest <text:s text:c="6"/>bf756fb1ae65 <text:s text:c="4"/>3 years ago <text:s text:c="5"/>13.3kB</text:p>
      <text:h text:style-name="Heading_20_3" text:outline-level="3">download <text:s/>image with tag</text:h>
      <text:p text:style-name="P3"><text:bookmark text:name="code-11"/><text:span text:style-name="Source_20_Text"><text:span text:style-name="T5">docker image pull ubuntu:latest </text:span></text:span><text:span text:style-name="Source_20_Text"><text:span text:style-name="T7">==&gt; tag burda latest oluyor</text:span></text:span></text:p>
      <text:p text:style-name="P16">latest: Pulling from library/ubuntu</text:p>
      <text:p text:style-name="P16">837dd4791cdc: Pull complete </text:p>
      <text:p text:style-name="P16">Digest: sha256:ac58ff7fe25edc58bdf0067ca99df00014dbd032e2246d30a722fa348fd799a5</text:p>
      <text:p text:style-name="P16">Status: Downloaded newer image for ubuntu:latest</text:p>
      <text:p text:style-name="P16">docker.io/library/ubuntu:latest</text:p>
      <text:h text:style-name="Heading_20_3" text:outline-level="3">Start – stop Container</text:h>
      <text:p text:style-name="Preformatted_20_Text"><text:bookmark text:name="code-391"/><text:span text:style-name="Source_20_Text"><text:span text:style-name="T5">docker container stop my_ubuntu</text:span></text:span></text:p>
      <text:p text:style-name="P3"><text:span text:style-name="Source_20_Text"><text:span text:style-name="T5">docker container rm my_ubuntu</text:span></text:span></text:p>
      <text:h text:style-name="Heading_20_3" text:outline-level="3"><text:span text:style-name="Source_20_Text">run - detach</text:span></text:h>
      <text:p text:style-name="P3"><text:bookmark text:name="code-411"/><text:span text:style-name="Source_20_Text"><text:span text:style-name="T5">docker container run --rm --detach --name my_ubuntu ubuntu:latest bash</text:span></text:span></text:p>
      <text:h text:style-name="Heading_20_3" text:outline-level="3">environment</text:h>
      <text:p text:style-name="Text_20_body"><text:bookmark text:name="code-451"/><text:span text:style-name="Source_20_Text"><text:span text:style-name="T8">docker container run -it --rm --name my_ubuntu -e "my_variable='hello everyone'" ubuntu:latest bash</text:span></text:span></text:p>
      <text:p text:style-name="P10"/>
      <text:p text:style-name="P3"><text:bookmark text:name="code-32"/><text:span text:style-name="Source_20_Text"><text:span text:style-name="T8">docker container run -d --rm -e "discovery.type=single-node" --name my_es_container elasticsearch:7.2.0</text:span></text:span></text:p>
      <text:p text:style-name="Text_20_body"><text:soft-page-break/></text:p>
      <text:h text:style-name="Heading_20_3" text:outline-level="3">ElasticSearch <text:span text:style-name="T18">Codes</text:span></text:h>
      <text:p text:style-name="P5"><text:bookmark text:name="code-14"/><text:span text:style-name="Source_20_Text"><text:span text:style-name="T8">docker image pull elasticsearch:7.2.0</text:span></text:span></text:p>
      <text:p text:style-name="P11"/>
      <text:p text:style-name="P5"><text:bookmark text:name="code-34"/><text:span text:style-name="Source_20_Text"><text:span text:style-name="T8">docker container run -d --rm -e "discovery.type=single-node" --name my_es_container elasticsearch:7.2.0</text:span></text:span></text:p>
      <text:p text:style-name="P5"><text:span text:style-name="Source_20_Text"><text:span text:style-name="T8"/></text:span></text:p>
      <text:p text:style-name="P5"><text:bookmark text:name="code-52"/><text:span text:style-name="Source_20_Text"><text:span text:style-name="T8">curl -X GET -i http://localhost:9200</text:span></text:span></text:p>
      <text:p text:style-name="P5"><text:span text:style-name="Source_20_Text"><text:span text:style-name="T8"/></text:span></text:p>
      <text:p text:style-name="P5"><text:bookmark text:name="code-71"/><text:span text:style-name="Source_20_Text"><text:span text:style-name="T8">docker container inspect my_es_container | grep IPAddress</text:span></text:span></text:p>
      <text:p text:style-name="P11"/>
      <text:p text:style-name="P5"><text:bookmark text:name="code-93"/><text:span text:style-name="Source_20_Text"><text:span text:style-name="T8">curl -X GET -i http://172.17.0.2:9200 <text:s text:c="6"/></text:span></text:span></text:p>
      <text:p text:style-name="P11"/>
      <text:p text:style-name="P5"><text:bookmark text:name="code-151"/><text:span text:style-name="Source_20_Text"><text:span text:style-name="T8">docker container run -d --rm\</text:span></text:span></text:p>
      <text:p text:style-name="Preformatted_20_Text"><text:span text:style-name="Source_20_Text"><text:span text:style-name="T8"><text:s/>-e "discovery.type=single-node"\</text:span></text:span></text:p>
      <text:p text:style-name="Preformatted_20_Text"><text:span text:style-name="Source_20_Text"><text:span text:style-name="T8"><text:s/>-p 9201:9200 -p 9301:9300\</text:span></text:span></text:p>
      <text:p text:style-name="P3"><text:span text:style-name="Source_20_Text"><text:span text:style-name="T8"><text:s/>--name my_es_container elasticsearch:7.2.0</text:span></text:span></text:p>
      <text:p text:style-name="P5"><text:bookmark text:name="code-171"/><text:span text:style-name="Source_20_Text"><text:span text:style-name="T8">curl -X GET -i http://127.0.0.1:9201</text:span></text:span></text:p>
      <text:p text:style-name="P11"/>
      <text:p text:style-name="P5"><text:bookmark text:name="code-191"/><text:span text:style-name="Source_20_Text"><text:span text:style-name="T8">docker container ls</text:span></text:span></text:p>
      <text:p text:style-name="P17"/>
      <text:p text:style-name="P16">CONTAINER ID <text:s text:c="2"/>IMAGE <text:s text:c="16"/>COMMAND <text:s text:c="17"/>CREATED <text:s text:c="13"/>STATUS <text:s text:c="13"/>PORTS <text:s text:c="43"/>NAMES</text:p>
      <text:p text:style-name="P16">cd9f1848ad0d <text:s text:c="2"/>elasticsearch:7.2.0 <text:s text:c="2"/>"/usr/local/bin/dock…" <text:s text:c="2"/>About a minute ago <text:s text:c="2"/>Up About a minute <text:s text:c="2"/>0.0.0.0:9201-&gt;9200/tcp, 0.0.0.0:9301-&gt;9300/tcp <text:s text:c="2"/>my_es_contain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Mono" svg:font-family="AndaleMono"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5T18:50:08.311520857</meta:creation-date>
    <dc:date>2023-06-06T04:21:41.551570795</dc:date>
    <meta:editing-duration>PT9H31M26S</meta:editing-duration>
    <meta:editing-cycles>15</meta:editing-cycles>
    <meta:generator>LibreOffice/7.4.3.2$MacOSX_X86_64 LibreOffice_project/1048a8393ae2eeec98dff31b5c133c5f1d08b890</meta:generator>
    <meta:document-statistic meta:table-count="1" meta:image-count="0" meta:object-count="0" meta:page-count="14" meta:paragraph-count="233" meta:word-count="4291" meta:character-count="26274" meta:non-whitespace-character-count="21974"/>
  </office:meta>
</office:document-meta>
</file>